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0fb86d"/>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18a12"/>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8838" officeooo:paragraph-rsid="000f8838"/>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b86d" officeooo:paragraph-rsid="000fb86d"/>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2917e" officeooo:paragraph-rsid="0012917e"/>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18a12" officeooo:paragraph-rsid="00118a12" fo:background-color="#fff200"/>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color="#ff0000" officeooo:rsid="000fb86d" officeooo:paragraph-rsid="00173832"/>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officeooo:paragraph-rsid="00173832"/>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officeooo:paragraph-rsid="00136e08"/>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officeooo:paragraph-rsid="0012917e"/>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officeooo:paragraph-rsid="0014da76"/>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officeooo:paragraph-rsid="0019efe1"/>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officeooo:rsid="000f8838" officeooo:paragraph-rsid="000f8838"/>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officeooo:rsid="001662ab" officeooo:paragraph-rsid="001662ab"/>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officeooo:paragraph-rsid="000f8838" fo:background-color="#fff200"/>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0fb86d"/>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36e08"/>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c9817" officeooo:paragraph-rsid="001c9817"/>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italic" fo:font-weight="normal" officeooo:rsid="000dae62" officeooo:paragraph-rsid="0014da76" style:font-style-asian="italic" style:font-style-complex="italic"/>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db506" officeooo:paragraph-rsid="001db506" style:font-style-asian="normal" style:font-style-complex="normal"/>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662ab" officeooo:paragraph-rsid="001db506" style:font-style-asian="normal" style:font-style-complex="normal"/>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bold" officeooo:rsid="001e4eaa" officeooo:paragraph-rsid="001e4eaa" style:font-style-asian="normal" style:font-weight-asian="bold" style:font-style-complex="normal" style:font-weight-complex="bold"/>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officeooo:paragraph-rsid="001c9817"/>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36e08"/>
    </style:style>
    <style:style style:name="T3" style:family="text">
      <style:text-properties fo:font-variant="normal" fo:text-transform="none" fo:color="#222222" style:font-name="Liberation Serif" fo:font-size="12pt" fo:letter-spacing="normal" fo:font-style="normal" fo:font-weight="normal" officeooo:rsid="001c9817"/>
    </style:style>
    <style:style style:name="T4" style:family="text">
      <style:text-properties fo:font-variant="normal" fo:text-transform="none" fo:color="#222222" style:font-name="Liberation Serif" fo:letter-spacing="normal"/>
    </style:style>
    <style:style style:name="T5" style:family="text">
      <style:text-properties fo:font-variant="normal" fo:text-transform="none" fo:color="#1155cc" style:font-name="Liberation Serif" fo:font-size="12pt" fo:letter-spacing="normal" fo:font-style="normal" fo:font-weight="normal"/>
    </style:style>
    <style:style style:name="T6" style:family="text">
      <style:text-properties fo:font-variant="normal" fo:text-transform="none" fo:color="#ff0000" style:font-name="Liberation Serif" fo:font-size="12pt" fo:letter-spacing="normal" fo:font-style="normal" fo:font-weight="normal"/>
    </style:style>
    <style:style style:name="T7" style:family="text">
      <style:text-properties fo:font-variant="normal" fo:text-transform="none" fo:color="#ff0000" style:font-name="Liberation Serif" fo:font-size="12pt" fo:letter-spacing="normal" fo:font-style="normal" fo:font-weight="normal" officeooo:rsid="000dae62"/>
    </style:style>
    <style:style style:name="T8" style:family="text">
      <style:text-properties fo:font-variant="normal" fo:text-transform="none" fo:color="#ff0000" style:font-name="Liberation Serif" fo:font-size="12pt" fo:letter-spacing="normal" fo:font-style="normal" fo:font-weight="normal" officeooo:rsid="000f8838"/>
    </style:style>
    <style:style style:name="T9" style:family="text">
      <style:text-properties fo:font-variant="normal" fo:text-transform="none" fo:color="#ff0000" style:font-name="Liberation Serif" fo:font-size="12pt" fo:letter-spacing="normal" fo:font-style="normal" fo:font-weight="normal" officeooo:rsid="000fb86d"/>
    </style:style>
    <style:style style:name="T10" style:family="text">
      <style:text-properties fo:font-variant="normal" fo:text-transform="none" fo:color="#ff0000" style:font-name="Liberation Serif" fo:font-size="12pt" fo:letter-spacing="normal" fo:font-style="normal" fo:font-weight="normal" officeooo:rsid="00118a12"/>
    </style:style>
    <style:style style:name="T11" style:family="text">
      <style:text-properties fo:font-variant="normal" fo:text-transform="none" fo:color="#ff0000" style:font-name="Liberation Serif" fo:font-size="12pt" fo:letter-spacing="normal" fo:font-style="normal" fo:font-weight="normal" officeooo:rsid="0014da76"/>
    </style:style>
    <style:style style:name="T12" style:family="text">
      <style:text-properties fo:font-variant="normal" fo:text-transform="none" fo:color="#ff0000" style:font-name="Liberation Serif" fo:font-size="12pt" fo:letter-spacing="normal" fo:font-style="normal" fo:font-weight="normal" officeooo:rsid="0014fd8e"/>
    </style:style>
    <style:style style:name="T13" style:family="text">
      <style:text-properties fo:font-variant="normal" fo:text-transform="none" fo:color="#ff0000" style:font-name="Liberation Serif" fo:font-size="12pt" fo:letter-spacing="normal" fo:font-style="normal" fo:font-weight="normal" officeooo:rsid="0014fd8e" fo:background-color="#fff200" loext:char-shading-value="0"/>
    </style:style>
    <style:style style:name="T14" style:family="text">
      <style:text-properties fo:font-variant="normal" fo:text-transform="none" fo:color="#ff0000" style:font-name="Liberation Serif" fo:font-size="12pt" fo:letter-spacing="normal" fo:font-style="normal" fo:font-weight="normal" officeooo:rsid="00118a12" fo:background-color="#fff200" loext:char-shading-value="0"/>
    </style:style>
    <style:style style:name="T15" style:family="text">
      <style:text-properties fo:font-variant="normal" fo:text-transform="none" fo:color="#ff0000" style:font-name="Liberation Serif" fo:font-size="12pt" fo:letter-spacing="normal" fo:font-style="normal" fo:font-weight="normal" officeooo:rsid="00173832"/>
    </style:style>
    <style:style style:name="T16" style:family="text">
      <style:text-properties fo:font-variant="normal" fo:text-transform="none" fo:color="#ff0000" style:font-name="Liberation Serif" fo:font-size="12pt" fo:letter-spacing="normal" fo:font-style="normal" fo:font-weight="normal" officeooo:rsid="0012917e"/>
    </style:style>
    <style:style style:name="T17" style:family="text">
      <style:text-properties fo:font-variant="normal" fo:text-transform="none" fo:color="#ff0000" style:font-name="Liberation Serif" fo:font-size="12pt" fo:letter-spacing="normal" fo:font-style="normal" fo:font-weight="normal" officeooo:rsid="0019efe1"/>
    </style:style>
    <style:style style:name="T18" style:family="text">
      <style:text-properties fo:font-variant="normal" fo:text-transform="none" fo:color="#ff0000" style:font-name="Liberation Serif" fo:font-size="12pt" fo:letter-spacing="normal" fo:font-style="normal" style:text-underline-style="solid" style:text-underline-width="auto" style:text-underline-color="font-color" fo:font-weight="normal" officeooo:rsid="000f8838"/>
    </style:style>
    <style:style style:name="T19" style:family="text">
      <style:text-properties fo:font-variant="normal" fo:text-transform="none" fo:color="#ff0000" style:font-name="Liberation Serif" fo:font-size="12pt" fo:letter-spacing="normal" fo:font-style="italic" fo:font-weight="normal" style:font-style-asian="italic" style:font-style-complex="italic"/>
    </style:style>
    <style:style style:name="T20" style:family="text">
      <style:text-properties fo:font-variant="normal" fo:text-transform="none" fo:color="#ff0000" style:font-name="Liberation Serif" fo:font-size="12pt" fo:letter-spacing="normal" fo:font-style="italic" fo:font-weight="normal" officeooo:rsid="00173832" style:font-style-asian="italic" style:font-style-complex="italic"/>
    </style:style>
    <style:style style:name="T21" style:family="text">
      <style:text-properties fo:font-variant="normal" fo:text-transform="none" fo:color="#ff0000" style:font-name="Liberation Serif" fo:font-size="12pt" fo:letter-spacing="normal" fo:language="en" fo:country="GB" fo:font-style="normal" fo:font-weight="normal" officeooo:rsid="0019efe1" style:font-weight-complex="bold"/>
    </style:style>
    <style:style style:name="T22" style:family="text">
      <style:text-properties fo:font-variant="normal" fo:text-transform="none" fo:color="#ce181e" style:font-name="Liberation Serif" fo:font-size="12pt" fo:letter-spacing="normal" fo:font-style="normal" fo:font-weight="normal" officeooo:rsid="00136e08"/>
    </style:style>
    <style:style style:name="T23" style:family="text">
      <style:text-properties fo:font-variant="normal" fo:text-transform="none" fo:color="#ce181e" style:font-name="Liberation Serif" fo:font-size="12pt" fo:letter-spacing="normal" fo:font-style="normal" fo:font-weight="normal" officeooo:rsid="00173832"/>
    </style:style>
    <style:style style:name="T24" style:family="text">
      <style:text-properties fo:font-variant="normal" fo:text-transform="none" fo:color="#ce181e" style:font-name="Liberation Serif" fo:font-size="12pt" fo:letter-spacing="normal" fo:font-style="normal" fo:font-weight="normal" officeooo:rsid="0018875c"/>
    </style:style>
    <style:style style:name="T25" style:family="text">
      <style:text-properties fo:font-variant="normal" fo:text-transform="none" fo:color="#ce181e" style:font-name="Liberation Serif" fo:font-size="12pt" fo:letter-spacing="normal" fo:font-style="normal" fo:font-weight="normal" officeooo:rsid="001c9817"/>
    </style:style>
    <style:style style:name="T26" style:family="text">
      <style:text-properties fo:font-variant="normal" fo:text-transform="none" fo:color="#000000" style:font-name="Liberation Serif" fo:font-size="12pt" fo:letter-spacing="normal" fo:language="en" fo:country="GB" fo:font-style="normal" fo:font-weight="normal" officeooo:rsid="0019efe1" style:font-weight-complex="bold"/>
    </style:style>
    <style:style style:name="T27" style:family="text">
      <style:text-properties fo:font-variant="normal" fo:text-transform="none" fo:color="#2a6099" style:font-name="Liberation Serif" fo:font-size="12pt" fo:letter-spacing="normal" fo:language="en" fo:country="GB" fo:font-style="normal" fo:font-weight="normal" officeooo:rsid="0019efe1" style:font-weight-complex="bold"/>
    </style:style>
    <style:style style:name="T28" style:family="text">
      <style:text-properties fo:font-variant="normal" fo:text-transform="none" fo:color="#2a6099" style:font-name="Liberation Serif" fo:font-size="12pt" fo:letter-spacing="normal" fo:font-style="normal" fo:font-weight="normal" officeooo:rsid="0019efe1" style:font-weight-complex="bold"/>
    </style:style>
    <style:style style:name="T29" style:family="text">
      <style:text-properties fo:font-variant="normal" fo:text-transform="none" fo:color="#2a6099" style:font-name="Liberation Serif" fo:font-size="12pt" fo:letter-spacing="normal" fo:font-style="normal" fo:font-weight="normal" officeooo:rsid="0019efe1"/>
    </style:style>
    <style:style style:name="T30" style:family="text">
      <style:text-properties style:font-name="Liberation Serif"/>
    </style:style>
    <style:style style:name="T31" style:family="text">
      <style:text-properties style:font-name="Liberation Serif" officeooo:rsid="00118a12"/>
    </style:style>
    <style:style style:name="T32" style:family="text">
      <style:text-properties style:font-name="Liberation Serif" officeooo:rsid="00173832"/>
    </style:style>
    <style:style style:name="T33" style:family="text">
      <style:text-properties style:font-name="Liberation Serif" officeooo:rsid="00173832" fo:background-color="#fff200" loext:char-shading-value="0"/>
    </style:style>
    <style:style style:name="T34" style:family="text">
      <style:text-properties fo:color="#ff0000" style:font-name="Liberation Serif" officeooo:rsid="00118a12"/>
    </style:style>
    <style:style style:name="T35" style:family="text">
      <style:text-properties fo:color="#ff0000" style:font-name="Liberation Serif" officeooo:rsid="0012917e"/>
    </style:style>
    <style:style style:name="T36" style:family="text">
      <style:text-properties fo:background-color="#fff200" loext:char-shading-value="0"/>
    </style:style>
    <style:style style:name="T37" style:family="text">
      <style:text-properties officeooo:rsid="00173832" fo:background-color="#fff200" loext:char-shading-value="0"/>
    </style:style>
    <style:style style:name="T38" style:family="text">
      <style:text-properties fo:font-style="italic" style:font-style-asian="italic" style:font-style-complex="italic"/>
    </style:style>
    <style:style style:name="T39" style:family="text">
      <style:text-properties fo:font-style="italic" officeooo:rsid="000dae62" style:font-style-asian="italic" style:font-style-complex="italic"/>
    </style:style>
    <style:style style:name="T40" style:family="text">
      <style:text-properties fo:font-style="italic" officeooo:rsid="00173832" style:font-style-asian="italic" style:font-style-complex="italic"/>
    </style:style>
    <style:style style:name="T41" style:family="text">
      <style:text-properties officeooo:rsid="000dae62"/>
    </style:style>
    <style:style style:name="T42" style:family="text">
      <style:text-properties officeooo:rsid="00173832"/>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JEB MS JEB-2020-00032<text:tab/></text:span><text:span text:style-name="T30"><text:line-break/><text:line-break/></text:span><text:span text:style-name="T1">Re: Reject with resubmission allowed<text:tab/></text:span><text:span text:style-name="T30"><text:line-break/><text:line-break/></text:span><text:span text:style-name="T1">Dear Author,<text:tab/></text:span><text:span text:style-name="T30"><text:line-break/><text:line-break/></text:span><text:span text:style-name="T1">Thank you for submitting your manuscript "Decoupling of resistance and tolerance against one of two related parasites (&lt;i&gt;Eimeria&lt;/i&gt;) 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6"><text:span text:style-name="T1"/></text:p>
      <text:p text:style-name="P26"><text:span text:style-name="T25">We want to thank both reviewers for the thorough reviewing process which will certainly not fail to greatly improve our manuscript.<text:tab/></text:span><text:span text:style-name="T3"> </text:span><text:span text:style-name="T30"><text:line-break/><text:line-break/></text:span><text:span text:style-name="T22">C</text:span><text:span text:style-name="T23">1. </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7"/>
      <text:p text:style-name="P9"><text:span text:style-name="T22">COMMENTS</text:span><text:span text:style-name="T2"> </text:span></text:p>
      <text:p text:style-name="P12"><text:span text:style-name="T30"><text:line-break/></text:span><text:span text:style-name="T22">C</text:span><text:span text:style-name="T23">2. </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7"/>
      <text:p text:style-name="P20">COMMENTS</text:p>
      <text:p text:style-name="P12"><text:span text:style-name="T30"><text:line-break/></text:span><text:span text:style-name="T22">C</text:span><text:span text:style-name="T23">3. </text:span><text:span text:style-name="T1">Third, both reviewers question your measure of tolerance. Reviewer 1 asks why you did not use the measured suggested in this context by another author that you cite, and reviewer 2 outright dismisses </text:span><text:soft-page-break/><text:span text:style-name="T1">your index as stastically shaky if not flawed. I definitely agree with the latter assessment, which apparently is still a recurring problem in ecological and evolutionary studies.</text:span></text:p>
      <text:p text:style-name="P17"/>
      <text:p text:style-name="P21">We agree with the reviewers than our index was individual base. Following the advice of the reviewers, we changed it for a genotype based measurement, within each group. <text:s/></text:p>
      <text:p text:style-name="P12"><text:span text:style-name="T30"><text:line-break/></text:span><text:span text:style-name="T22">C</text:span><text:span text:style-name="T23">4. </text:span><text:span text:style-name="T1">Fourth, a control group is missing.</text:span></text:p>
      <text:p text:style-name="P17"/>
      <text:p text:style-name="P21">Each animal present individual variation. In this context, we consider that each individual at starting day is the control for itself. </text:p>
      <text:p text:style-name="P8"><text:span text:style-name="T30"><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30"><text:line-break/><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30"><text:line-break/><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span text:style-name="T30"><text:line-break/><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5">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text:span><text:soft-page-break/><text:span text:style-name="T1">list you will find this manuscript with on the right under Actions the option Create a Resubmission. By clicking this link you will be guided through the resubmission process.<text:tab/></text:span><text:span text:style-name="T30"><text:line-break/><text:line-break/></text:span><text:span text:style-name="T1">Sincerely,</text:span><text:span text:style-name="T30"><text:line-break/><text:line-break/></text:span><text:span text:style-name="T1">Wolf Blanckenhorn</text:span><text:span text:style-name="T30"><text:line-break/></text:span><text:span text:style-name="T1">Editor in Chief</text:span><text:span text:style-name="T30"><text:line-break/></text:span><text:span text:style-name="T1">Journal of Evolutionary Biology</text:span><text:span text:style-name="T30"><text:line-break/><text:line-break/></text:span><text:span text:style-name="T1">**********************************************</text:span><text:span text:style-name="T30"><text:line-break/></text:span><text:span text:style-name="T1">Evolutionary Biology &amp; Environmental Studies</text:span><text:span text:style-name="T30"><text:line-break/></text:span><text:span text:style-name="T1">University of Zurich-Irchel</text:span><text:span text:style-name="T30"><text:line-break/></text:span><text:span text:style-name="T1">Winterthurerstrasse 190</text:span><text:span text:style-name="T30"><text:line-break/></text:span><text:span text:style-name="T1">CH-8057 Zurich</text:span><text:span text:style-name="T30"><text:line-break/><text:line-break/></text:span><text:a xlink:type="simple" xlink:href="http://onlinelibrary.wiley.com/journal/10.1111/(ISSN)1420-9101/" office:target-frame-name="_blank" xlink:show="new" text:style-name="Internet_20_link" text:visited-style-name="Visited_20_Internet_20_Link"><text:span text:style-name="T5">http://onlinelibrary.wiley.com</text:span></text:a><text:span text:style-name="T30"><text:line-break/></text:span><text:a xlink:type="simple" xlink:href="http://mc.manuscriptcentral.com/jeb" office:target-frame-name="_blank" xlink:show="new" text:style-name="Internet_20_link" text:visited-style-name="Visited_20_Internet_20_Link"><text:span text:style-name="T5">http://mc.manuscriptcentral.co</text:span></text:a><text:span text:style-name="T30"><text:line-break/></text:span><text:a xlink:type="simple" xlink:href="http://www.eseb.org/" office:target-frame-name="_blank" xlink:show="new" text:style-name="Internet_20_link" text:visited-style-name="Visited_20_Internet_20_Link"><text:span text:style-name="T5">http://www.eseb.org</text:span></text:a><text:span text:style-name="T30"><text:line-break/><text:line-break/></text:span><text:span text:style-name="T1">*************************************</text:span><text:span text:style-name="T30"><text:line-break/></text:span><text:span text:style-name="T1">***********************************************</text:span><text:span text:style-name="T30"><text:line-break/><text:line-break/></text:span><text:span text:style-name="T1">Reviewer: 1</text:span><text:span text:style-name="T30"><text:line-break/><text:line-break/></text:span><text:span text:style-name="T1">Comments to the Author<text:tab/></text:span><text:span text:style-name="T30"><text:line-break/></text:span><text:span text:style-name="T22">C</text:span><text:span text:style-name="T23">5. </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text:span><text:soft-page-break/><text:span text:style-name="T1">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12"><text:span text:style-name="T30"><text:line-break/></text:span><text:span text:style-name="T22">C</text:span><text:span text:style-name="T23">6. </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30"><text:line-break/></text:span></text:p>
      <text:p text:style-name="P11"><text:span text:style-name="T7">W</text:span><text:span text:style-name="T11">e thank the reviewer for this comment </text:span><text:span text:style-name="T12">that will allow improvement of our manuscript.</text:span></text:p>
      <text:p text:style-name="P23">Our original idea was to test (1) presence/absence of resistance-tolerance trade-offs for each parasite and (2) local adaptation of <text:span text:style-name="T39">E. ferrisi</text:span><text:span text:style-name="T41">. </text:span>We settled for focusing the present article only on the first point, but your comment highlight the fact that we should mention and develop this second very interesting point. Hence, we rearranged greatly the article in order to clearly address this question. </text:p>
      <text:p text:style-name="P23"/>
      <text:p text:style-name="P23"><text:span text:style-name="T39">E. ferrisi</text:span><text:span text:style-name="T41"> isolates were obtained from each side of the hybrid zone (in a 92% Western mouse and a 85% Eastern mouse, respectively). Comparing these strains, we can test for local adaptation of this parasite </text:span>in each mouse subspecies, represented by 2 inbred strains for each. <text:span text:style-name="T41"><text:s/>We did not detect local adaptation <text:s/>in terms of host tolerance, but have indication that one isolate, Brandenburg64, could be locally adapted to the Western mouse in terms of resistance.</text:span></text:p>
      <text:p text:style-name="P25"><office:annotation office:name="__Annotation__1941_1905363662"><dc:creator>Unknown Author</dc:creator><dc:date>2020-03-03T16:33:55.785815863</dc:date><text:p text:style-name="P28"><text:span text:style-name="T44">Title 1</text:span></text:p></office:annotation>Western mouse strains are more resistant to this parasite isolate than Eastern mouse strains<office:annotation-end office:name="__Annotation__1941_1905363662"/></text:p>
      <text:p text:style-name="P23"/>
      <text:p text:style-name="P24">The low prevalence of <text:span text:style-name="T38">E. falciformis</text:span> did not allow such test. This isolate was obtained from a 80% Western mouse / 20 % Eastern mouse hybrid, <text:span text:style-name="T42">closer to the centre of the hybrid zone than both </text:span><text:span text:style-name="T40">E. ferrisi</text:span><text:span text:style-name="T42"> isolates. In the absence of test for local adaptation, this isolate can be either a West-adapted or a <text:s/>hybrid host adapted isolate. Future experiments are needed to disentangle both options. </text:span><text:span text:style-name="T37">SEE DISCUSSION LINE XXX</text:span></text:p>
      <text:p text:style-name="P22"/>
      <text:p text:style-name="P11"><text:span text:style-name="T12"><text:s/>(figure 5). → </text:span><text:span text:style-name="T13">in text + dvp figure 5 for slope.</text:span></text:p>
      <text:p text:style-name="P16"><text:span text:style-name="T7">N</text:span><text:span text:style-name="T8">O TOL DIFF (TOL is a host concept)</text:span></text:p>
      <text:p text:style-name="P15"><text:soft-page-break/><text:span text:style-name="T6">The low prevalence of </text:span><text:span text:style-name="T19">E. falciformis</text:span><text:span text:style-name="T6"> did not allow such test. This isolate was obtained from a 80% Western mouse / 20 % Eastern mouse hybrid, </text:span><text:span text:style-name="T15">closer to the centre of the hybrid zone than both </text:span><text:span text:style-name="T20">E. ferrisi</text:span><text:span text:style-name="T15"> isolates. In the absence of test </text:span><text:span text:style-name="T7">for local adaptation, </text:span><text:span text:style-name="T15">this isolate can be either</text:span><text:span text:style-name="T7"> a </text:span><text:span text:style-name="T15">W</text:span><text:span text:style-name="T7">est-</text:span><text:span text:style-name="T15">adapted or a</text:span><text:span text:style-name="T7"> <text:s/>hybrid host adapted </text:span><text:span text:style-name="T15">isolate</text:span><text:span text:style-name="T7">. </text:span><text:span text:style-name="T15">Futu</text:span><text:span text:style-name="T7">re experiments </text:span><text:span text:style-name="T15">are</text:span><text:span text:style-name="T7"> neede</text:span><text:span text:style-name="T8">d.</text:span></text:p>
      <text:p text:style-name="P3">T<text:span text:style-name="T36">OL DIFF are local adaptation? </text:span></text:p>
      <text:p text:style-name="P16"><text:span text:style-name="T8">… very interesting for the future: </text:span><text:span text:style-name="T18">one needs to use the host concept of tolerance to investigate a parasite/host local adaptation</text:span><text:span text:style-name="T8">!</text:span></text:p>
      <text:p text:style-name="P14"><text:span text:style-name="T8">W</text:span><text:span text:style-name="T6">OW parasite research has to use host concept! Really! This is the main </text:span><text:span text:style-name="T9">conclusion</text:span><text:span text:style-name="T6">! </text:span></text:p>
      <text:p text:style-name="P12"><text:span text:style-name="T30"><text:line-break/></text:span><text:span text:style-name="T22">C</text:span><text:span text:style-name="T23">7. </text:span><text:span text:style-name="T1">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span></text:p>
      <text:p text:style-name="P1"/>
      <text:p text:style-name="P4"><text:span text:style-name="T36">Removed “fully”. We specify that the mice have at least X generations of inbreeding. We converted our analysis to slope genotype based measure. Our original rationale was that the ratio is more conservative, but we agree to use the analysis established by Raberg et al. . EMPHASIZE that this addresses the main criticism of both reviewers</text:span>.</text:p>
      <text:p text:style-name="P12"><text:span text:style-name="T30"><text:line-break/></text:span><text:span text:style-name="T22">C</text:span><text:span text:style-name="T23">8. </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text:soft-page-break/></text:p>
      <text:p text:style-name="P12"><office:annotation office:name="__Annotation__2501_3512807894"><dc:creator>Unknown Author</dc:creator><dc:date>2020-02-26T15:35:38.067028512</dc:date><text:p text:style-name="P27"><text:span text:style-name="T43">Cf ma these</text:span></text:p></office:annotation><text:span text:style-name="T9">Removed fitness cost. Looked harder found those papers. Here they are.<text:tab/></text:span><office:annotation-end office:name="__Annotation__2501_3512807894"/><text:span text:style-name="T9"> </text:span><text:span text:style-name="T30"><text:line-break/><text:line-break/></text:span><text:span text:style-name="T22">C</text:span><text:span text:style-name="T23">9. </text:span><text:span text:style-name="T1">Does sex play a role in either resistance or tolerance? Males and females were included in this study but pooled for data analysis.<text:tab/></text:span><text:span text:style-name="T30"><text:line-break/></text:span></text:p>
      <text:p text:style-name="P7"><text:span text:style-name="T31">We are not aware </text:span><text:span text:style-name="T32">of reasons to hypothesize higher or lower</text:span><text:span text:style-name="T31"> <text:s/></text:span><text:span text:style-name="T32">resistance or tolerance </text:span><text:span text:style-name="T31">in Eimeria infections in one sex. </text:span><text:span text:style-name="T32">For this reason, we chose to not use s</text:span><text:span text:style-name="T30">ex as factor in the model </text:span><text:span text:style-name="T32">(for which our power would be low </text:span><text:span text:style-name="T33">TEST</text:span><text:span text:style-name="T32">)</text:span><text:span text:style-name="T31">, </text:span><text:span text:style-name="T32">but rather </text:span><text:span text:style-name="T30">used </text:span><text:span text:style-name="T32">a sex-balanced design within each isolate infection group</text:span><text:span text:style-name="T30"> to add more variance (meaningful) </text:span><text:span text:style-name="T32">and obtain a </text:span><text:span text:style-name="T30">more conservative </text:span><text:span text:style-name="T32">analysis</text:span><text:span text:style-name="T30">.</text:span></text:p>
      <text:p text:style-name="P12"><text:span text:style-name="T30"><text:line-break/></text:span><text:span text:style-name="T22">C</text:span><text:span text:style-name="T23">10. </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2"/>
      <text:p text:style-name="P12"><text:span text:style-name="T10">Made the </text:span><text:span text:style-name="T14">timeframe</text:span><text:span text:style-name="T10"> more clear. We thank the reviewer to appreciate our efforts on honesty. </text:span><text:span text:style-name="T30"><text:line-break/><text:line-break/></text:span><text:span text:style-name="T22">C</text:span><text:span text:style-name="T23">11. </text:span><text:span text:style-name="T1">I think this is an error on page 10 – “SHUNT (Mmd subspecies) shed more OPG at the peak of shedding than both Mmm subspecies, PWD and BUSNA”. It looks like it should be “less” not “more”.</text:span><text:span text:style-name="T30"><text:line-break/></text:span></text:p>
      <text:p text:style-name="P6">Ok</text:p>
      <text:p text:style-name="P12"><text:span text:style-name="T30"><text:line-break/></text:span><text:span text:style-name="T22">C</text:span><text:span text:style-name="T23">12. </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2"/>
      <text:p text:style-name="P12"><text:soft-page-break/><text:span text:style-name="T14">OK</text:span><text:span text:style-name="T30"><text:line-break/><text:line-break/></text:span><text:span text:style-name="T22">C</text:span><text:span text:style-name="T23">13. </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30"><text:line-break/></text:span></text:p>
      <text:p text:style-name="P6"><office:annotation office:name="__Annotation__2502_3512807894"><dc:creator>Unknown Author</dc:creator><dc:date>2020-02-26T15:39:29.839833804</dc:date><text:p text:style-name="P27"><text:span text:style-name="T43">Rm HMHZ</text:span></text:p></office:annotation>Ok removed. Fitness removed. Only left implicit in references. <office:annotation-end office:name="__Annotation__2502_3512807894"/></text:p>
      <text:p text:style-name="P12"><text:span text:style-name="T30"><text:line-break/></text:span><text:span text:style-name="T22">C</text:span><text:span text:style-name="T23">14. </text:span><text:span text:style-name="T1">Were the data analysed twice (once looking at subspecies/species differences and once looking at strain differences) because there wasn’t enough data to do one model with strain nested within species, fitting all the variables?<text:tab/></text:span><text:span text:style-name="T30"><text:line-break/></text:span></text:p>
      <text:p text:style-name="P10"><text:span text:style-name="T34">Only random effects can be nested. Species and strain have to be fixed effects in this model and therefore studied separately. </text:span><text:span text:style-name="T35">Correct that both fixed effects could be used in the same model.</text:span></text:p>
      <text:p text:style-name="P5"/>
      <text:p text:style-name="P5">* isolate + species + subspecies + strain.</text:p>
      <text:p text:style-name="P5"/>
      <text:p text:style-name="P5">Isolate and strain NS but still want to visualize their variability. Two different models to test two different hypotheses. Predictions made clear… </text:p>
      <text:p text:style-name="P5"/>
      <text:p text:style-name="P5">LOCAL ADAPT (ferrisi) questions: Isolate/strain model → local adaptations NEGATIVE result. That’s why investigated in depth. </text:p>
      <text:p text:style-name="P5"/>
      <text:p text:style-name="P12"><text:span text:style-name="T35">COUPLING DIFFERENCE IN DIFF PARASITES: species/subspecies model → tolerance /resistance coupling differences.<text:tab/> </text:span><text:span text:style-name="T30"><text:line-break/><text:line-break/></text:span><text:span text:style-name="T1">Reviewer: 2<text:tab/></text:span><text:span text:style-name="T30"><text:line-break/><text:line-break/></text:span><text:span text:style-name="T1">Comments to the Author<text:tab/></text:span><text:span text:style-name="T30"><text:line-break/></text:span><text:span text:style-name="T22">C</text:span><text:span text:style-name="T23">15. </text:span><text:span text:style-name="T1">In this paper, the authors explore the effect of experimental parasitism by two closely related Eimeria parasites on four widl-derived strains of inbred mice to infections in terms of body mass loss </text:span><text:soft-page-break/><text:span text:style-name="T1">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13"><text:span text:style-name="T16">fe</text:span><text:span text:style-name="T30"><text:line-break/><text:line-break/></text:span><text:span text:style-name="T22">C</text:span><text:span text:style-name="T23">16. </text:span><text:span text:style-name="T1">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span><text:span text:style-name="T30"><text:line-break/><text:line-break/></text:span><text:span text:style-name="T22">C</text:span><text:span text:style-name="T23">17. </text:span><text:span text:style-name="T1">There are no line numbers, which make difficult pointing at the sentences to comment.  In any case, with the hope of explaining further my point of view, I offer some comments below.</text:span><text:span text:style-name="T30"><text:line-break/><text:line-break/></text:span><text:span text:style-name="T22">C</text:span><text:span text:style-name="T23">18. </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30"><text:line-break/></text:span><text:span text:style-name="T1">Abstract, 4th line: what do you mean with “hybrid hosts”?<text:tab/></text:span><text:span text:style-name="T30"><text:line-break/></text:span><text:span text:style-name="T1">Abstract, 5th line: what kind of fitness effects? What do you mean with modulatory effect?</text:span><text:span text:style-name="T30"><text:line-break/></text:span><text:span text:style-name="T1">Abstract: brief explanation of how resistance and tolerance responses were estimated is necessary here, before exposing the results.<text:tab/></text:span><text:span text:style-name="T30"><text:line-break/></text:span><text:span text:style-name="T1">Abstract, the two last lines: why findings of resistance in …. have to be interpreted carefully?</text:span><text:span text:style-name="T30"><text:line-break/><text:line-break/></text:span><text:span text:style-name="T22">C</text:span><text:span text:style-name="T23">19. </text:span><text:span text:style-name="T1">Introduction:<text:tab/></text:span><text:span text:style-name="T30"><text:line-break/></text:span><text:soft-page-break/><text:span text:style-name="T4">“</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19"/>
      <text:p text:style-name="P13"><text:span text:style-name="T17">We agree with the reviewer, and this comment goes in the same direction than comment C8 of reviewer 1. We kept it short in the first version </text:span><text:span text:style-name="T29">(“</text:span><text:span text:style-name="T27">In natural populations, costs of the two lines of defense against parasites predict that resistance and tolerance are negatively correlated (R</text:span><text:span text:style-name="T28">åberg, 2014; Råberg, Sim, &amp; Read, 2007)</text:span><text:span text:style-name="T27">. They can also be found uncoupled if they are at intermediate levels (Athanasiadou, Tolossa, Debela, Tolera, &amp; Houdijk., 2015)”)</text:span><text:span text:style-name="T21"> but we know expended and clarified as f</text:span><office:annotation office:name="__Annotation__2516_3512807894"><dc:creator>Unknown Author</dc:creator><dc:date>2020-02-26T15:50:11.950759149</dc:date><text:p text:style-name="P27"><text:span text:style-name="T45">See thesis</text:span></text:p></office:annotation><text:span text:style-name="T21">ollows:</text:span><office:annotation-end office:name="__Annotation__2516_3512807894"/></text:p>
      <text:p text:style-name="P13"><text:span text:style-name="T26"><text:s/></text:span><text:span text:style-name="T30"><text:line-break/><text:line-break/></text:span><text:span text:style-name="T22">C</text:span><text:span text:style-name="T23">20. </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span text:style-name="T30"><text:line-break/><text:line-break/></text:span><text:span text:style-name="T22">C</text:span><text:span text:style-name="T24">2</text:span><text:span text:style-name="T23">1. </text:span><text:span text:style-name="T1">Material and methods<text:tab/></text:span><text:span text:style-name="T30"><text:line-break/></text:span><text:span text:style-name="T1">Please, try not to use acronyms, or reduce them to a minimum. It makes it very difficult to follow the text.</text:span><text:span text:style-name="T30"><text:line-break/></text:span><text:span text:style-name="T1">I am not an expert on the described lab methodologies, and thus I cannot comment on them.</text:span><text:span text:style-name="T30"><text:line-break/></text:span><text:span text:style-name="T1">Experimental approach:<text:tab/></text:span><text:span text:style-name="T30"><text:line-break/></text:span><text:span text:style-name="T1">Mice were orally infected with 150 sporulated oocysts, weight recorded and faeces collected daily.</text:span><text:span text:style-name="T30"><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30"><text:line-break/><text:line-break/></text:span><text:soft-page-break/><text:span text:style-name="T22">C</text:span><text:span text:style-name="T24">22</text:span><text:span text:style-name="T23">. </text:span><text:span text:style-name="T1">Measures of resistance and tolerance: I am not sure the approach is appropriate or correct to test the idea.<text:tab/></text:span><text:span text:style-name="T30"><text:line-break/></text:span><text:span text:style-name="T1">- Resistance: “number of oocysts per gram of feces (OPG) at the day of maximal shedding”. Do you mean the inverse of number of oocysts …. ?<text:tab/></text:span><text:span text:style-name="T30"><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30"><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30"><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30"><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30"><text:line-break/></text:span><text:span text:style-name="T1">tolerance = (maximum relative weight loss … / maximum number of oocysts …),</text:span><text:span text:style-name="T30"><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span text:style-name="T30"><text:line-break/><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3-03T17:15:41.719873965</dc:date>
    <meta:editing-duration>PT50M57S</meta:editing-duration>
    <meta:editing-cycles>5</meta:editing-cycles>
    <meta:generator>LibreOffice/6.1.5.2$Linux_X86_64 LibreOffice_project/10$Build-2</meta:generator>
    <meta:document-statistic meta:table-count="0" meta:image-count="0" meta:object-count="0" meta:page-count="10" meta:paragraph-count="42" meta:word-count="3120" meta:character-count="19739" meta:non-whitespace-character-count="16559"/>
  </office:meta>
</office:document-meta>
</file>